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  <style:style style:name="P4" style:family="paragraph" style:parent-style-name="Standard">
      <style:text-properties fo:font-weight="bold" officeooo:rsid="00073514" officeooo:paragraph-rsid="00073514" style:font-weight-asian="bold" style:font-weight-complex="bold"/>
    </style:style>
    <style:style style:name="P5" style:family="paragraph" style:parent-style-name="Standard">
      <style:text-properties fo:font-weight="bold" officeooo:rsid="0009e1a9" officeooo:paragraph-rsid="0009e1a9" style:font-weight-asian="bold" style:font-weight-complex="bold"/>
    </style:style>
    <style:style style:name="P6" style:family="paragraph" style:parent-style-name="Standard">
      <style:text-properties officeooo:rsid="0009e1a9" officeooo:paragraph-rsid="0009e1a9"/>
    </style:style>
    <style:style style:name="P7" style:family="paragraph" style:parent-style-name="Standard">
      <style:text-properties officeooo:rsid="000f1fec" officeooo:paragraph-rsid="000f1fec"/>
    </style:style>
    <style:style style:name="P8" style:family="paragraph" style:parent-style-name="Standard">
      <style:text-properties officeooo:rsid="000faa09" officeooo:paragraph-rsid="000faa09"/>
    </style:style>
    <style:style style:name="P9" style:family="paragraph" style:parent-style-name="Standard">
      <style:text-properties officeooo:rsid="00108b0b" officeooo:paragraph-rsid="00108b0b"/>
    </style:style>
    <style:style style:name="T1" style:family="text">
      <style:text-properties officeooo:rsid="000d2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4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  <text:p text:style-name="P5">200327 <text:span text:style-name="T1">w/ Fujifilm</text:span></text:p>
      <text:p text:style-name="P6"/>
      <text:p text:style-name="P7">ゴールの具体化が必要</text:p>
      <text:p text:style-name="P6">アウトプットを決める</text:p>
      <text:p text:style-name="P6"/>
      <text:p text:style-name="P6">「萌芽＝被引用数」？</text:p>
      <text:p text:style-name="P6">「被引用数高いと言い論文なのか」</text:p>
      <text:p text:style-name="P6">→Altmetricsのサーベイを読む</text:p>
      <text:p text:style-name="P6"/>
      <text:p text:style-name="P6">「メディアでの取り上げを狙う」</text:p>
      <text:p text:style-name="P8">学術文献データを用いた次世代の萌芽的学術分野の予測研究</text:p>
      <text:p text:style-name="P8"/>
      <text:p text:style-name="P9">200428 近況報告　w/ Ochi</text:p>
      <text:p text:style-name="P9">はあ。。。もうダメだ。。。</text:p>
      <text:p text:style-name="P9">被引用数</text:p>
      <text:p text:style-name="P9">新入ユーチューバー</text:p>
      <text:p text:style-name="P9">ユーチューバーの論文の選択基準：自由か、それともツイートみてるか？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4-28T18:39:24.032078334</dc:date>
    <meta:editing-duration>PT29M3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350" meta:character-count="538" meta:non-whitespace-character-count="506"/>
  </office:meta>
</office:document-meta>
</file>